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FF000003005476CDFE.png"/>
  <manifest:file-entry manifest:media-type="image/png" manifest:full-path="Pictures/10000000000003FF00000300E86DE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 style:punctuation-wrap="hanging" style:line-break="strict"/>
      <style:text-properties fo:font-size="40pt" style:font-size-asian="40pt" style:font-size-complex="40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size="40pt" fo:language="en" fo:country="US" style:font-size-asian="40pt" style:font-size-complex="40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297cm" svg:y="0.925cm" presentation:class="title" presentation:user-transformed="true">
          <draw:text-box>
            <text:p text:style-name="P1"><text:span text:style-name="T1">PROTÓTIPO DE UM SISTEMA DE GERAÇÃO DE RELATÓRIOS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p text:style-name="P5"><text:span text:style-name="T10">Interpretada</text:span></text:p>
          <text:list text:style-name="L6"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6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11"><text:span text:style-name="T8"><text:a xlink:href="../doc/Diagrams/UseCase.png#Padrão">Caso de Uso</text:a></text:span></text:p>
            </text:list-item>
            <text:list-item>
              <text:p text:style-name="P11"><text:span text:style-name="T8"><text:a xlink:href="../doc/Diagrams/Class%20Diagram.png#Padrão">Classes</text:a></text:span></text:p>
            </text:list-item>
            <text:list-item>
              <text:p text:style-name="P11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Á Fazer</text:span></text:p>
              </text:list-header>
            </text:list>
          </draw:text-box>
        </draw:frame>
        <draw:custom-shape draw:name="Rectangle 5" draw:style-name="gr9" draw:text-style-name="P13" draw:layer="layout" svg:width="22.402cm" svg:height="11.602cm" svg:x="1.499cm" svg:y="5.124cm">
          <text:list text:style-name="L5">
            <text:list-item>
              <text:p text:style-name="P11"><text:span text:style-name="T8">Capítulo Desenvolvimento</text:span></text:p>
            </text:list-item>
            <text:list-item>
              <text:p text:style-name="P11"><text:span text:style-name="T8">Revisão Gramática</text:span></text:p>
            </text:list-item>
            <text:list-item>
              <text:p text:style-name="P11"><text:span text:style-name="T11">Abstract</text:span></text:p>
            </text:list-item>
            <text:list-item>
              <text:p text:style-name="P11"><text:span text:style-name="T8">Revisão Metodologic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 presentation:use-date-time-name="dtd1"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0" draw:text-style-name="P13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2"><text:s/></text:span><text:span text:style-name="T12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2"/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1T23:33:37</dc:date>
    <meta:editing-cycles>50</meta:editing-cycles>
    <meta:editing-duration>PT8H19M44S</meta:editing-duration>
    <meta:generator>BrOffice/3.3$Unix LibreOffice_project/330m19$Build-401</meta:generator>
    <meta:document-statistic meta:object-count="68"/>
  </office:meta>
</office:document-meta>
</file>